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number-columns-repeated="9" table:default-cell-style-name="Default"/>
        <table:table-row table:style-name="ro1">
          <table:table-cell office:value-type="string">
            <text:p>(hijos-media)^2</text:p>
          </table:table-cell>
          <table:table-cell table:formula="oooc:=[.B2]^2" office:value-type="float" office:value="0.7396">
            <text:p>0,74</text:p>
          </table:table-cell>
          <table:table-cell table:formula="oooc:=[.C2]^2" office:value-type="float" office:value="0.0196">
            <text:p>0,02</text:p>
          </table:table-cell>
          <table:table-cell table:formula="oooc:=[.D2]^2" office:value-type="float" office:value="1.2996">
            <text:p>1,3</text:p>
          </table:table-cell>
          <table:table-cell table:formula="oooc:=[.E2]^2" office:value-type="float" office:value="4.5796">
            <text:p>4,58</text:p>
          </table:table-cell>
          <table:table-cell table:number-columns-repeated="4"/>
        </table:table-row>
        <table:table-row table:style-name="ro1">
          <table:table-cell office:value-type="string">
            <text:p>Hijos-media</text:p>
          </table:table-cell>
          <table:table-cell table:formula="oooc:=[.B4]-[.$B$18]" office:value-type="float" office:value="-0.86">
            <text:p>-0,86</text:p>
          </table:table-cell>
          <table:table-cell table:formula="oooc:=[.C4]-[.$B$18]" office:value-type="float" office:value="0.14">
            <text:p>0,14</text:p>
          </table:table-cell>
          <table:table-cell table:formula="oooc:=[.D4]-[.$B$18]" office:value-type="float" office:value="1.14">
            <text:p>1,14</text:p>
          </table:table-cell>
          <table:table-cell table:formula="oooc:=[.E4]-[.$B$18]" office:value-type="float" office:value="2.14">
            <text:p>2,14</text:p>
          </table:table-cell>
          <table:table-cell table:number-columns-repeated="4"/>
        </table:table-row>
        <table:table-row table:style-name="ro1">
          <table:table-cell office:value-type="string">
            <text:p>Hijos^2</text:p>
          </table:table-cell>
          <table:table-cell table:formula="oooc:=[.B4]^2" office:value-type="float" office:value="0">
            <text:p>0</text:p>
          </table:table-cell>
          <table:table-cell table:formula="oooc:=[.C4]^2" office:value-type="float" office:value="1">
            <text:p>1</text:p>
          </table:table-cell>
          <table:table-cell table:formula="oooc:=[.D4]^2" office:value-type="float" office:value="4">
            <text:p>4</text:p>
          </table:table-cell>
          <table:table-cell table:formula="oooc:=[.E4]^2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Edad\Hij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Edad^2</text:p>
          </table:table-cell>
          <table:table-cell office:value-type="string">
            <text:p>Edad-media</text:p>
          </table:table-cell>
          <table:table-cell office:value-type="string">
            <text:p>(Edad-media)^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SUM([.B5:.E5])" office:value-type="float" office:value="21">
            <text:p>21</text:p>
          </table:table-cell>
          <table:table-cell table:formula="oooc:=[.A5]^2" office:value-type="float" office:value="400">
            <text:p>400</text:p>
          </table:table-cell>
          <table:table-cell table:formula="oooc:=[.A5]-[.$B$14]" office:value-type="float" office:value="-9.9">
            <text:p>-9,9</text:p>
          </table:table-cell>
          <table:table-cell table:formula="oooc:=[.H5]^2" office:value-type="float" office:value="98.01">
            <text:p>98,0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ooc:=SUM([.B6:.E6])" office:value-type="float" office:value="20">
            <text:p>20</text:p>
          </table:table-cell>
          <table:table-cell table:formula="oooc:=[.A6]^2" office:value-type="float" office:value="625">
            <text:p>625</text:p>
          </table:table-cell>
          <table:table-cell table:formula="oooc:=[.A6]-[.$B$14]" office:value-type="float" office:value="-4.9">
            <text:p>-4,9</text:p>
          </table:table-cell>
          <table:table-cell table:formula="oooc:=[.H6]^2" office:value-type="float" office:value="24.01">
            <text:p>24,0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SUM([.B7:.E7])" office:value-type="float" office:value="20">
            <text:p>20</text:p>
          </table:table-cell>
          <table:table-cell table:formula="oooc:=[.A7]^2" office:value-type="float" office:value="900">
            <text:p>900</text:p>
          </table:table-cell>
          <table:table-cell table:formula="oooc:=[.A7]-[.$B$14]" office:value-type="float" office:value="0.100000000000001">
            <text:p>0,1</text:p>
          </table:table-cell>
          <table:table-cell table:formula="oooc:=[.H7]^2" office:value-type="float" office:value="0.0100000000000003">
            <text:p>0,0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SUM([.B8:.E8])" office:value-type="float" office:value="18">
            <text:p>18</text:p>
          </table:table-cell>
          <table:table-cell table:formula="oooc:=[.A8]^2" office:value-type="float" office:value="1225">
            <text:p>1225</text:p>
          </table:table-cell>
          <table:table-cell table:formula="oooc:=[.A8]-[.$B$14]" office:value-type="float" office:value="5.1">
            <text:p>5,1</text:p>
          </table:table-cell>
          <table:table-cell table:formula="oooc:=[.H8]^2" office:value-type="float" office:value="26.01">
            <text:p>26,0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ooc:=SUM([.B9:.E9])" office:value-type="float" office:value="21">
            <text:p>21</text:p>
          </table:table-cell>
          <table:table-cell table:formula="oooc:=[.A9]^2" office:value-type="float" office:value="1600">
            <text:p>1600</text:p>
          </table:table-cell>
          <table:table-cell table:formula="oooc:=[.A9]-[.$B$14]" office:value-type="float" office:value="10.1">
            <text:p>10,1</text:p>
          </table:table-cell>
          <table:table-cell table:formula="oooc:=[.H9]^2" office:value-type="float" office:value="102.01">
            <text:p>102,01</text:p>
          </table:table-cell>
        </table:table-row>
        <table:table-row table:style-name="ro1">
          <table:table-cell/>
          <table:table-cell table:formula="oooc:=SUM([.B5:.B9])" office:value-type="float" office:value="48">
            <text:p>48</text:p>
          </table:table-cell>
          <table:table-cell table:formula="oooc:=SUM([.C5:.C9])" office:value-type="float" office:value="24">
            <text:p>24</text:p>
          </table:table-cell>
          <table:table-cell table:formula="oooc:=SUM([.D5:.D9])" office:value-type="float" office:value="22">
            <text:p>22</text:p>
          </table:table-cell>
          <table:table-cell table:formula="oooc:=SUM([.E5:.E9])" office:value-type="float" office:value="6">
            <text:p>6</text:p>
          </table:table-cell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>
            <text:p>Media edad</text:p>
          </table:table-cell>
          <table:table-cell table:formula="oooc:=SUMPRODUCT([.A5:.A9];[.F5:.F9])/SUM([.F5:.F9])" office:value-type="float" office:value="29.9">
            <text:p>29,9</text:p>
          </table:table-cell>
          <table:table-cell table:number-columns-repeated="7"/>
        </table:table-row>
        <table:table-row table:style-name="ro1">
          <table:table-cell office:value-type="string">
            <text:p>Var edad</text:p>
          </table:table-cell>
          <table:table-cell table:formula="oooc:=SUMPRODUCT([.G5:.G9];[.F5:.F9])/SUM([.F5:.F9])-[.B14]^2" office:value-type="float" office:value="51.4900000000001">
            <text:p>51,49</text:p>
          </table:table-cell>
          <table:table-cell office:value-type="string">
            <text:p>Var M edad</text:p>
          </table:table-cell>
          <table:table-cell table:formula="oooc:=SUMPRODUCT([.G5:.G9];[.F5:.F9])/(SUM([.F5:.F9])-1)-(SUM([.F5:.F9])/(SUM([.F5:.F9])-1))*[.B14]^2" office:value-type="float" office:value="52.0101010101012">
            <text:p>52,01</text:p>
          </table:table-cell>
          <table:table-cell table:formula="oooc:=SUMPRODUCT([.I5:.I9];[.F5:.F9])/(SUM([.F5:.F9])-1)" office:value-type="float" office:value="52.010101010101">
            <text:p>52,01</text:p>
          </table:table-cell>
          <table:table-cell table:number-columns-repeated="4"/>
        </table:table-row>
        <table:table-row table:style-name="ro1">
          <table:table-cell office:value-type="string">
            <text:p>Des tip edad</text:p>
          </table:table-cell>
          <table:table-cell table:formula="oooc:=SQRT([.B15])" office:value-type="float" office:value="7.1756532803641">
            <text:p>7,18</text:p>
          </table:table-cell>
          <table:table-cell office:value-type="string">
            <text:p>Des tip M edad</text:p>
          </table:table-cell>
          <table:table-cell table:formula="oooc:=SQRT([.D15])" office:value-type="float" office:value="7.21180289595474">
            <text:p>7,21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Media hijos</text:p>
          </table:table-cell>
          <table:table-cell table:formula="oooc:=SUMPRODUCT([.B4:.E4];[.B10:.E10])/SUM([.B10:.E10])" office:value-type="float" office:value="0.86">
            <text:p>0,86</text:p>
          </table:table-cell>
          <table:table-cell table:number-columns-repeated="7"/>
        </table:table-row>
        <table:table-row table:style-name="ro1">
          <table:table-cell office:value-type="string">
            <text:p>Var hijos</text:p>
          </table:table-cell>
          <table:table-cell table:formula="oooc:=SUMPRODUCT([.B3:.E3];[.B10:.E10])/SUM([.B10:.E10])-[.B18]^2" office:value-type="float" office:value="0.9204">
            <text:p>0,92</text:p>
          </table:table-cell>
          <table:table-cell office:value-type="string">
            <text:p>Var M hjos</text:p>
          </table:table-cell>
          <table:table-cell table:formula="oooc:=SUMPRODUCT([.B1:.E1];[.B10:.E10])/(SUM([.B10:.E10])-1)" office:value-type="float" office:value="0.92969696969697">
            <text:p>0,93</text:p>
          </table:table-cell>
          <table:table-cell table:number-columns-repeated="5"/>
        </table:table-row>
        <table:table-row table:style-name="ro1">
          <table:table-cell office:value-type="string">
            <text:p>Des tip hijos</text:p>
          </table:table-cell>
          <table:table-cell table:formula="oooc:=SQRT([.B19])" office:value-type="float" office:value="0.959374796416916">
            <text:p>0,96</text:p>
          </table:table-cell>
          <table:table-cell office:value-type="string">
            <text:p>Des tip M hijos</text:p>
          </table:table-cell>
          <table:table-cell table:formula="oooc:=SQRT([.D19])" office:value-type="float" office:value="0.964207949405609">
            <text:p>0,96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n_ij x (x-x_i) x (y-y_j)</text:p>
          </table:table-cell>
          <table:table-cell table:formula="oooc:=[.B5]*[.B$2]*[.$H5]" office:value-type="float" office:value="161.766">
            <text:p>161,77</text:p>
          </table:table-cell>
          <table:table-cell table:formula="oooc:=[.C5]*[.C$2]*[.$H5]" office:value-type="float" office:value="-1.386">
            <text:p>-1,39</text:p>
          </table:table-cell>
          <table:table-cell table:formula="oooc:=[.D5]*[.D$2]*[.$H5]" office:value-type="float" office:value="-11.286">
            <text:p>-11,29</text:p>
          </table:table-cell>
          <table:table-cell table:formula="oooc:=[.E5]*[.E$2]*[.$H5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formula="oooc:=[.B6]*[.B$2]*[.$H6]" office:value-type="float" office:value="50.568">
            <text:p>50,57</text:p>
          </table:table-cell>
          <table:table-cell table:formula="oooc:=[.C6]*[.C$2]*[.$H6]" office:value-type="float" office:value="-3.43">
            <text:p>-3,43</text:p>
          </table:table-cell>
          <table:table-cell table:formula="oooc:=[.D6]*[.D$2]*[.$H6]" office:value-type="float" office:value="-16.758">
            <text:p>-16,76</text:p>
          </table:table-cell>
          <table:table-cell table:formula="oooc:=[.E6]*[.E$2]*[.$H6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formula="oooc:=[.B7]*[.B$2]*[.$H7]" office:value-type="float" office:value="-0.774000000000011">
            <text:p>-0,77</text:p>
          </table:table-cell>
          <table:table-cell table:formula="oooc:=[.C7]*[.C$2]*[.$H7]" office:value-type="float" office:value="0.0840000000000012">
            <text:p>0,08</text:p>
          </table:table-cell>
          <table:table-cell table:formula="oooc:=[.D7]*[.D$2]*[.$H7]" office:value-type="float" office:value="0.456000000000006">
            <text:p>0,46</text:p>
          </table:table-cell>
          <table:table-cell table:formula="oooc:=[.E7]*[.E$2]*[.$H7]" office:value-type="float" office:value="0.214000000000003">
            <text:p>0,21</text:p>
          </table:table-cell>
          <table:table-cell table:number-columns-repeated="4"/>
        </table:table-row>
        <table:table-row table:style-name="ro1">
          <table:table-cell/>
          <table:table-cell table:formula="oooc:=[.B8]*[.B$2]*[.$H8]" office:value-type="float" office:value="-21.93">
            <text:p>-21,93</text:p>
          </table:table-cell>
          <table:table-cell table:formula="oooc:=[.C8]*[.C$2]*[.$H8]" office:value-type="float" office:value="4.998">
            <text:p>5</text:p>
          </table:table-cell>
          <table:table-cell table:formula="oooc:=[.D8]*[.D$2]*[.$H8]" office:value-type="float" office:value="23.256">
            <text:p>23,26</text:p>
          </table:table-cell>
          <table:table-cell table:formula="oooc:=[.E8]*[.E$2]*[.$H8]" office:value-type="float" office:value="21.828">
            <text:p>21,83</text:p>
          </table:table-cell>
          <table:table-cell table:number-columns-repeated="4"/>
        </table:table-row>
        <table:table-row table:style-name="ro1">
          <table:table-cell/>
          <table:table-cell table:formula="oooc:=[.B9]*[.B$2]*[.$H9]" office:value-type="float" office:value="-26.058">
            <text:p>-26,06</text:p>
          </table:table-cell>
          <table:table-cell table:formula="oooc:=[.C9]*[.C$2]*[.$H9]" office:value-type="float" office:value="7.07">
            <text:p>7,07</text:p>
          </table:table-cell>
          <table:table-cell table:formula="oooc:=[.D9]*[.D$2]*[.$H9]" office:value-type="float" office:value="115.14">
            <text:p>115,14</text:p>
          </table:table-cell>
          <table:table-cell table:formula="oooc:=[.E9]*[.E$2]*[.$H9]" office:value-type="float" office:value="64.842">
            <text:p>64,8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Covar M</text:p>
          </table:table-cell>
          <table:table-cell table:formula="oooc:=SUM([.B22:.E26])/(SUM([.B5:.E9])-1)" office:value-type="float" office:value="3.72323232323232">
            <text:p>3,72</text:p>
          </table:table-cell>
          <table:table-cell table:number-columns-repeated="7"/>
        </table:table-row>
        <table:table-row table:style-name="ro1">
          <table:table-cell office:value-type="string">
            <text:p>Correl M</text:p>
          </table:table-cell>
          <table:table-cell table:formula="oooc:=[.B28]/([.D16]*[.D20])" office:value-type="float" office:value="0.535433549496164">
            <text:p>0,54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ooc:=[.$A$32]" office:value-type="float" office:value="20">
            <text:p>20</text:p>
          </table:table-cell>
          <table:table-cell table:formula="oooc:=[.$B$32]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ooc:=[.$A$32]" office:value-type="float" office:value="20">
            <text:p>20</text:p>
          </table:table-cell>
          <table:table-cell table:formula="oooc:=[.$B$32]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ooc:=[.$A$32]" office:value-type="float" office:value="20">
            <text:p>20</text:p>
          </table:table-cell>
          <table:table-cell table:formula="oooc:=[.$B$32]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ooc:=[.$A$32]" office:value-type="float" office:value="20">
            <text:p>20</text:p>
          </table:table-cell>
          <table:table-cell table:formula="oooc:=[.$B$32]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ooc:=[.$A$32]" office:value-type="float" office:value="20">
            <text:p>20</text:p>
          </table:table-cell>
          <table:table-cell table:formula="oooc:=[.$B$32]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ooc:=[.$A$32]" office:value-type="float" office:value="20">
            <text:p>20</text:p>
          </table:table-cell>
          <table:table-cell table:formula="oooc:=[.$B$32]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ooc:=[.$A$32]" office:value-type="float" office:value="20">
            <text:p>20</text:p>
          </table:table-cell>
          <table:table-cell table:formula="oooc:=[.$B$32]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ooc:=[.$A$32]" office:value-type="float" office:value="20">
            <text:p>20</text:p>
          </table:table-cell>
          <table:table-cell table:formula="oooc:=[.$B$32]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ooc:=[.$A$32]" office:value-type="float" office:value="20">
            <text:p>20</text:p>
          </table:table-cell>
          <table:table-cell table:formula="oooc:=[.$B$32]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ooc:=[.$A$32]" office:value-type="float" office:value="20">
            <text:p>20</text:p>
          </table:table-cell>
          <table:table-cell table:formula="oooc:=[.$B$32]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ooc:=[.$A$32]" office:value-type="float" office:value="20">
            <text:p>20</text:p>
          </table:table-cell>
          <table:table-cell table:formula="oooc:=[.$B$32]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ooc:=[.$A$32]" office:value-type="float" office:value="20">
            <text:p>20</text:p>
          </table:table-cell>
          <table:table-cell table:formula="oooc:=[.$B$32]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ooc:=[.$A$32]" office:value-type="float" office:value="20">
            <text:p>20</text:p>
          </table:table-cell>
          <table:table-cell table:formula="oooc:=[.$B$32]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ooc:=[.$A$32]" office:value-type="float" office:value="20">
            <text:p>20</text:p>
          </table:table-cell>
          <table:table-cell table:formula="oooc:=[.$B$32]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ooc:=[.$A$32]" office:value-type="float" office:value="20">
            <text:p>20</text:p>
          </table:table-cell>
          <table:table-cell table:formula="oooc:=[.$B$32]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ooc:=[.$A$32]" office:value-type="float" office:value="20">
            <text:p>20</text:p>
          </table:table-cell>
          <table:table-cell table:formula="oooc:=[.$B$32]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ooc:=[.$A$32]" office:value-type="float" office:value="20">
            <text:p>20</text:p>
          </table:table-cell>
          <table:table-cell table:formula="oooc:=[.$B$32]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ooc:=[.$A$32]" office:value-type="float" office:value="20">
            <text:p>20</text:p>
          </table:table-cell>
          <table:table-cell table:formula="oooc:=[.$B$32]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ooc:=[.$A$53]" office:value-type="float" office:value="25">
            <text:p>25</text:p>
          </table:table-cell>
          <table:table-cell table:formula="oooc:=[.$B$53]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ooc:=[.$A$53]" office:value-type="float" office:value="25">
            <text:p>25</text:p>
          </table:table-cell>
          <table:table-cell table:formula="oooc:=[.$B$53]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ooc:=[.$A$53]" office:value-type="float" office:value="25">
            <text:p>25</text:p>
          </table:table-cell>
          <table:table-cell table:formula="oooc:=[.$B$53]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ooc:=[.$A$53]" office:value-type="float" office:value="25">
            <text:p>25</text:p>
          </table:table-cell>
          <table:table-cell table:formula="oooc:=[.$B$53]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ooc:=[.$A$53]" office:value-type="float" office:value="25">
            <text:p>25</text:p>
          </table:table-cell>
          <table:table-cell table:formula="oooc:=[.$B$53]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ooc:=[.$A$53]" office:value-type="float" office:value="25">
            <text:p>25</text:p>
          </table:table-cell>
          <table:table-cell table:formula="oooc:=[.$B$53]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ooc:=[.$A$53]" office:value-type="float" office:value="25">
            <text:p>25</text:p>
          </table:table-cell>
          <table:table-cell table:formula="oooc:=[.$B$53]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ooc:=[.$A$53]" office:value-type="float" office:value="25">
            <text:p>25</text:p>
          </table:table-cell>
          <table:table-cell table:formula="oooc:=[.$B$53]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ooc:=[.$A$53]" office:value-type="float" office:value="25">
            <text:p>25</text:p>
          </table:table-cell>
          <table:table-cell table:formula="oooc:=[.$B$53]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ooc:=[.$A$53]" office:value-type="float" office:value="25">
            <text:p>25</text:p>
          </table:table-cell>
          <table:table-cell table:formula="oooc:=[.$B$53]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ooc:=[.$A$53]" office:value-type="float" office:value="25">
            <text:p>25</text:p>
          </table:table-cell>
          <table:table-cell table:formula="oooc:=[.$B$53]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ooc:=[.$A$73]" office:value-type="float" office:value="30">
            <text:p>30</text:p>
          </table:table-cell>
          <table:table-cell table:formula="oooc:=[.$B$73]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ooc:=[.$A$73]" office:value-type="float" office:value="30">
            <text:p>30</text:p>
          </table:table-cell>
          <table:table-cell table:formula="oooc:=[.$B$73]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ooc:=[.$A$73]" office:value-type="float" office:value="30">
            <text:p>30</text:p>
          </table:table-cell>
          <table:table-cell table:formula="oooc:=[.$B$73]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ooc:=[.$A$73]" office:value-type="float" office:value="30">
            <text:p>30</text:p>
          </table:table-cell>
          <table:table-cell table:formula="oooc:=[.$B$73]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ooc:=[.$A$73]" office:value-type="float" office:value="30">
            <text:p>30</text:p>
          </table:table-cell>
          <table:table-cell table:formula="oooc:=[.$B$73]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ooc:=[.$A$73]" office:value-type="float" office:value="30">
            <text:p>30</text:p>
          </table:table-cell>
          <table:table-cell table:formula="oooc:=[.$B$73]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ooc:=[.$A$73]" office:value-type="float" office:value="30">
            <text:p>30</text:p>
          </table:table-cell>
          <table:table-cell table:formula="oooc:=[.$B$73]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ooc:=[.$A$73]" office:value-type="float" office:value="30">
            <text:p>30</text:p>
          </table:table-cell>
          <table:table-cell table:formula="oooc:=[.$B$73]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1">
            <text:p>-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formula="oooc:=CORREL([.A32:.A133];[.B32:.B133])" office:value-type="float" office:value="0.566818477528839">
            <text:p>0,57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>
            <draw:frame table:end-cell-address="Hoja1.G158" table:end-x="2.232cm" table:end-y="0.188cm" draw:z-index="0" draw:style-name="gr1" svg:width="15.667cm" svg:height="9.67cm" svg:x="0.112cm" svg:y="0.001cm">
              <draw:object draw:notify-on-update-of-ranges="Hoja1.A32:Hoja1.B13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5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21">21/01/2008</text:date>, <text:time>00:33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8-01-17T09:28:04</meta:creation-date>
    <dc:creator>José Luis</dc:creator>
    <dc:date>2008-01-21T00:33:33</dc:date>
    <dc:language>es-ES</dc:language>
    <meta:editing-cycles>8</meta:editing-cycles>
    <meta:editing-duration>PT4H38M42S</meta:editing-duration>
    <meta:user-defined meta:name="Info 1"/>
    <meta:user-defined meta:name="Info 2"/>
    <meta:user-defined meta:name="Info 3"/>
    <meta:user-defined meta:name="Info 4"/>
    <meta:document-statistic meta:table-count="1" meta:cell-count="3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japanese-candle-stick="false" chart:stock-with-volume="false" chart:three-dimensional="false" chart:deep="false" chart:lines="fals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3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5" chart:interval-major="5" chart:text-overlap="false" text:line-break="true" chart:label-arrangement="side-by-side" chart:link-data-style-to-source="true" chart:visible="true" style:direction="ltr" chart:interval-minor-divisor="10"/>
      <style:graphic-properties draw:stroke="solid" svg:stroke-width="0cm" svg:stroke-color="#000000"/>
      <style:text-properties fo:font-family="Arial" style:font-family-generic="swiss" style:font-pitch="variable" fo:font-size="9.60000038146973pt" style:font-family-asian="'MS Gothic'" style:font-family-generic-asian="system" style:font-pitch-asian="variable" style:font-size-asian="9.60000038146973pt" style:font-family-complex="Tahoma" style:font-family-generic-complex="system" style:font-pitch-complex="variable" style:font-size-complex="9.60000038146973pt"/>
    </style:style>
    <style:style style:name="ch4" style:family="chart">
      <style:chart-properties style:direction="ltr"/>
      <style:graphic-properties draw:stroke="none" draw:fill="none"/>
      <style:text-properties fo:font-family="Arial" style:font-family-generic="swiss" style:font-pitch="variable" fo:font-size="12.3000001907349pt" style:font-family-asian="'MS Gothic'" style:font-family-generic-asian="system" style:font-pitch-asian="variable" style:font-size-asian="12.3000001907349pt" style:font-family-complex="Tahoma" style:font-family-generic-complex="system" style:font-pitch-complex="variable" style:font-size-complex="12.3000001907349pt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-1" chart:interval-major="1" chart:gap-width="100" chart:overlap="0" chart:text-overlap="false" text:line-break="false" chart:label-arrangement="side-by-side" chart:visible="true" style:direction="ltr" chart:interval-minor-divisor="1"/>
      <style:graphic-properties draw:stroke="solid" svg:stroke-width="0cm" svg:stroke-color="#000000"/>
      <style:text-properties fo:font-family="Arial" style:font-family-generic="swiss" style:font-pitch="variable" fo:font-size="9.60000038146973pt" style:font-family-asian="'MS Gothic'" style:font-family-generic-asian="system" style:font-pitch-asian="variable" style:font-size-asian="9.60000038146973pt" style:font-family-complex="Tahoma" style:font-family-generic-complex="system" style:font-pitch-complex="variable" style:font-size-complex="9.60000038146973pt"/>
    </style:style>
    <style:style style:name="ch6" style:family="chart">
      <style:graphic-properties draw:fill-color="#993366"/>
      <style:text-properties fo:font-family="Arial" style:font-family-generic="swiss" style:font-pitch="variable" fo:font-size="8.19999980926514pt" style:font-family-asian="'MS Gothic'" style:font-family-generic-asian="system" style:font-pitch-asian="variable" style:font-size-asian="8.19999980926514pt" style:font-family-complex="Tahoma" style:font-family-generic-complex="system" style:font-pitch-complex="variable" style:font-size-complex="8.19999980926514pt"/>
    </style:style>
    <style:style style:name="ch7" style:family="chart">
      <style:chart-properties chart:symbol-type="none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5.668cm" svg:height="9.671cm" chart:class="chart:scatter" chart:style-name="ch1">
        <chart:plot-area chart:style-name="ch2" table:cell-range-address="Hoja1.$A$32:.$B$133" chart:table-number-list="0" svg:x="0.312cm" svg:y="0.361cm" svg:width="15.044cm" svg:height="9.118cm">
          <chart:axis chart:dimension="x" chart:name="primary-x" chart:style-name="ch3">
            <chart:title svg:x="7.926cm" svg:y="8.989cm" chart:style-name="ch4">
              <text:p>Edad</text:p>
            </chart:title>
            <chart:categories table:cell-range-address="local-table.A2:.A103"/>
          </chart:axis>
          <chart:axis chart:dimension="y" chart:name="primary-y" chart:style-name="ch5">
            <chart:title svg:x="0.312cm" svg:y="5.541cm" chart:style-name="ch4">
              <text:p>Número hijos</text:p>
            </chart:title>
          </chart:axis>
          <chart:series chart:style-name="ch6">
            <chart:domain/>
            <chart:data-point chart:repeated="101"/>
            <chart:data-point chart:style-name="ch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Fila 3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33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34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3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36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37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38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39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4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4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4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43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44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4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46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47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48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49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5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51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2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53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5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5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56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57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58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59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6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61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6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63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6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65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6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7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8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69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70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71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72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73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74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7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76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77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78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79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8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81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82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3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4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5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6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7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88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89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90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91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92</text:p>
              </table:table-cell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9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94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9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9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97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98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99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0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1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2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3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4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05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106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107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108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109</text:p>
              </table:table-cell>
              <table:table-cell office:value-type="float" office:value="35">
                <text:p>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0</text:p>
              </table:table-cell>
              <table:table-cell office:value-type="float" office:value="35">
                <text:p>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11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112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113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114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5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6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7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8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119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120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121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122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123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124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125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126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127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128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129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30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31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32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33</text:p>
              </table:table-cell>
              <table:table-cell office:value-type="float" office:value="15">
                <text:p>15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